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0972in" style:contextual-spacing="false" fo:line-height="114%" fo:text-indent="0in" style:auto-text-indent="false"/>
      <style:text-properties style:font-name="Google Sans"/>
    </style:style>
    <style:style style:name="P2"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3"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4"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5"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6"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7"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8"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9"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style>
    <style:style style:name="P10" style:family="paragraph" style:parent-style-name="Text_20_body">
      <style:paragraph-properties fo:margin-left="0in" fo:margin-right="0in" fo:margin-top="0in" fo:margin-bottom="0.0972in" style:contextual-spacing="false" fo:line-height="114%" fo:text-indent="0in" style:auto-text-indent="false"/>
    </style:style>
    <style:style style:name="P11"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İLGİSAYAR MÜHENDİSLİĞİ UYGULAMALARI DENEY RAPORU</text:h>
      <text:h text:style-name="P2" text:outline-level="2">1. Proje ve Öğrenci Bilgileri</text:h>
      <text:list text:style-name="L1">
        <text:list-item>
          <text:p text:style-name="P4"><text:bookmark text:name="p-rc_b96a46fc4cc1d88f-49"/><text:span text:style-name="T1">Öğrenci Adı Soyadı:</text:span> Hakan Dönmez </text:p>
        </text:list-item>
        <text:list-item>
          <text:p text:style-name="P4"><text:bookmark text:name="p-rc_b96a46fc4cc1d88f-50"/><text:span text:style-name="T1">Öğrenci No:</text:span> 20010011038 </text:p>
        </text:list-item>
        <text:list-item>
          <text:p text:style-name="P4"><text:bookmark text:name="p-rc_b96a46fc4cc1d88f-51"/><text:span text:style-name="T1">Proje Başlığı:</text:span> Kısıtlı Kaynaklı IoT Düğümlerinde MQTT-SN ve CoAP Protokollerinin Karşılaştırmalı Olarak İncelenmesi </text:p>
        </text:list-item>
        <text:list-item>
          <text:p text:style-name="P4"><text:bookmark text:name="p-rc_b96a46fc4cc1d88f-52"/><text:span text:style-name="T1">Danışman:</text:span> Dr. Öğretim Üyesi Alperen Eroğlu </text:p>
        </text:list-item>
      </text:list>
      <text:p text:style-name="Horizontal_20_Line"/>
      <text:h text:style-name="P2" text:outline-level="2">2. Deneyin Amacı ve Kapsamı</text:h>
      <text:p text:style-name="P5"><text:bookmark text:name="p-rc_b96a46fc4cc1d88f-53"/>Bu çalışmanın temel amacı, kısıtlı kaynaklara sahip (M3) IoT cihazlarının <text:span text:style-name="T1">6LoWPAN</text:span> (IPv6 over Low-Power Wireless Personal Area Networks) protokolü kullanılarak küresel IPv6 internetine bağlantısını deneysel olarak doğrulamaktır. Deney, projenin özgün değerinde belirtilen "gerçek kısıtlı kaynaklı IoT düğümleri kullanılarak protokollerin karşılaştırmalı olarak değerlendirilmesi" hedefinin ilk aşamasını (altyapı kurulumu) oluşturmaktadır.</text:p>
      <text:p text:style-name="Horizontal_20_Line"/>
      <text:h text:style-name="P2" text:outline-level="2">3. Deney Metodolojisi ve Yapılandırma</text:h>
      <text:list text:style-name="L2">
        <text:list-item>
          <text:p text:style-name="P6"><text:bookmark text:name="p-rc_b96a46fc4cc1d88f-54"/><text:span text:style-name="T1">Platform:</text:span> FIT IoT-LAB (Lille Sitesi) </text:p>
        </text:list-item>
        <text:list-item>
          <text:p text:style-name="P6"><text:bookmark text:name="p-rc_b96a46fc4cc1d88f-55"/><text:span text:style-name="T1">Donanım:</text:span> 2 adet IoT-LAB M3 Düğümü </text:p>
        </text:list-item>
        <text:list-item>
          <text:p text:style-name="P6"><text:bookmark text:name="p-rc_b96a46fc4cc1d88f-56"/><text:span text:style-name="T1">İşletim Sistemi:</text:span> RIOT OS (2020.10 Branch) </text:p>
        </text:list-item>
        <text:list-item>
          <text:p text:style-name="P6"><text:bookmark text:name="p-rc_b96a46fc4cc1d88f-57"/><text:span text:style-name="T1">Yöntem:</text:span> Ethos (Ethernet Over Serial) tünelleme yöntemi kullanılarak kablosuz ağ ile sunucu arasında köprü kurulmuştur.</text:p>
        </text:list-item>
      </text:list>
      <text:h text:style-name="P3" text:outline-level="3">3.1. Düğüm Rolleri</text:h>
      <text:list text:style-name="L3">
        <text:list-item>
          <text:p text:style-name="P9"><text:bookmark text:name="p-rc_b96a46fc4cc1d88f-58"/><text:span text:style-name="T3">Sınır Yönlendirici (m3-100):</text:span><text:span text:style-name="T2"> </text:span><text:span text:style-name="Source_20_Text"><text:span text:style-name="T2">gnrc_border_router</text:span></text:span><text:span text:style-name="T2"> örneği ile konfigüre edilmiştir. </text:span><text:span text:style-name="Source_20_Text"><text:span text:style-name="T2">2001:660:4403:483::1/64</text:span></text:span><text:span text:style-name="T2"> prefix'i üzerinden trafik yönlendirmesi yapmaktadır.</text:span></text:p>
        </text:list-item>
        <text:list-item>
          <text:p text:style-name="P9"><text:bookmark text:name="p-rc_b96a46fc4cc1d88f-59"/><text:span text:style-name="T3">İstemci Düğüm (m3-101):</text:span><text:span text:style-name="T2"> </text:span><text:span text:style-name="Source_20_Text"><text:span text:style-name="T2">gnrc_networking</text:span></text:span><text:span text:style-name="T2"> yazılımı ile standart GNRC ağ yığını kazandırılmıştır. Küresel IPv6 adresi: </text:span><text:span text:style-name="Source_20_Text"><text:span text:style-name="T2">2001:660:4403:483:5820:f6f8:6ab6:dce4</text:span></text:span><text:span text:style-name="T2">.</text:span></text:p>
        </text:list-item>
      </text:list>
      <text:p text:style-name="Horizontal_20_Line"/>
      <text:h text:style-name="P2" text:outline-level="2"><text:soft-page-break/>4. Deney Çıktıları ve Performans Analizi</text:h>
      <text:h text:style-name="P3" text:outline-level="3">4.1. İnternet Erişilebilirliği (Ping Testi)</text:h>
      <text:p text:style-name="P5"><text:bookmark text:name="p-rc_b96a46fc4cc1d88f-60"/>Düğüm üzerinden Google DNS sunucusuna (2001:4860:4860::8888) ping atılmış ve aşağıdaki sonuçlar kaydedilmiştir:</text:p>
      <text:list text:style-name="L4">
        <text:list-item>
          <text:p text:style-name="P7"><text:bookmark text:name="p-rc_b96a46fc4cc1d88f-61"/><text:span text:style-name="T1">Başarı Oranı:</text:span> %100 </text:p>
        </text:list-item>
        <text:list-item>
          <text:p text:style-name="P7"><text:bookmark text:name="p-rc_b96a46fc4cc1d88f-62"/><text:span text:style-name="T1">Ortalama Gecikme (RTT):</text:span> 24.5 ms </text:p>
        </text:list-item>
        <text:list-item>
          <text:p text:style-name="P7"><text:bookmark text:name="p-rc_b96a46fc4cc1d88f-63"/><text:span text:style-name="T1">Analiz:</text:span> Alınan düşük gecikme süresi, 6LoWPAN sıkıştırma algoritmalarının kısıtlı kaynaklı cihazlarda verimli çalıştığını kanıtlamıştır.</text:p>
        </text:list-item>
      </text:list>
      <text:h text:style-name="P3" text:outline-level="3">4.2. UDP Sunucusu ve Veri Alımı (PKTDUMP)</text:h>
      <text:p text:style-name="P10"><text:bookmark text:name="p-rc_b96a46fc4cc1d88f-64"/><text:span text:style-name="T2">Düğüm üzerinde 8888 portunda başlatılan UDP sunucusuna "Selam Hakan Proje Tamam" mesajı gönderilmiştir. </text:span><text:span text:style-name="Source_20_Text"><text:span text:style-name="T2">PKTDUMP</text:span></text:span><text:span text:style-name="T2"> modülü ile alınan veri şu şekildedir:</text:span></text:p>
      <text:list text:style-name="L5">
        <text:list-item>
          <text:p text:style-name="P11"><text:bookmark text:name="p-rc_b96a46fc4cc1d88f-65"/><text:span text:style-name="T3">Hex Çıktısı:</text:span><text:span text:style-name="T2"> </text:span><text:span text:style-name="Source_20_Text"><text:span text:style-name="T2">53 65 6C 61 6D 20 48 61 6B 61 6E 20 50 72 6F 6A 65 20 54 61 6D 61 6D 0A</text:span></text:span><text:span text:style-name="T2"> </text:span></text:p>
        </text:list-item>
        <text:list-item>
          <text:p text:style-name="P8"><text:bookmark text:name="p-rc_b96a46fc4cc1d88f-66"/><text:span text:style-name="T1">Analiz:</text:span> Hex kodlarının analizi, metnin 802.15.4 radyo katmanı üzerinden kayıpsız bir şekilde iletildiğini doğrulamaktadır.</text:p>
        </text:list-item>
      </text:list>
      <text:p text:style-name="Horizontal_20_Line"/>
      <text:h text:style-name="P2" text:outline-level="2">5. Genel Değerlendirme ve Sonuç</text:h>
      <text:p text:style-name="P5"><text:bookmark text:name="p-rc_b96a46fc4cc1d88f-67"/>Deney başarıyla tamamlanmış olup, RIOT OS'un kısıtlı kaynaklı cihazlarda gelişmiş bir ağ hiyerarşisi (IPv6/UDP/6LoWPAN) sunabildiği görülmüştür. Bu çalışma, proje iş-zaman çizelgesinde yer alan "IoT Düğümleri Arası Haberleşmenin Test Edilmesi" (İP 5) paketinin teknik gerekliliklerini tam anlamıyla karşılamaktadır. Elde edilen veriler, bir sonraki aşama olan MQTT-SN ve CoAP protokollerinin karşılaştırmalı performans analizleri için güvenilir bir temel teşkil etmekted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20:43:46.296459519</meta:creation-date>
    <dc:date>2026-03-03T20:44:16.307901278</dc:date>
    <meta:editing-duration>PT32S</meta:editing-duration>
    <meta:editing-cycles>1</meta:editing-cycles>
    <meta:document-statistic meta:table-count="0" meta:image-count="0" meta:object-count="0" meta:page-count="2" meta:paragraph-count="28" meta:word-count="348" meta:character-count="2654" meta:non-whitespace-character-count="2339"/>
    <meta:generator>LibreOffice/24.2.7.2$Linux_X86_64 LibreOffice_project/420$Build-2</meta:generator>
  </office:meta>
</office:document-meta>
</file>